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3.163cm"/>
    </style:style>
    <style:style style:name="co28" style:family="table-column">
      <style:table-column-properties fo:break-before="auto" style:column-width="3.431cm"/>
    </style:style>
    <style:style style:name="co29" style:family="table-column">
      <style:table-column-properties fo:break-before="auto" style:column-width="4.02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4.856cm"/>
    </style:style>
    <style:style style:name="co32" style:family="table-column">
      <style:table-column-properties fo:break-before="auto" style:column-width="1.452cm"/>
    </style:style>
    <style:style style:name="co33" style:family="table-column">
      <style:table-column-properties fo:break-before="auto" style:column-width="9.294cm"/>
    </style:style>
    <style:style style:name="co34" style:family="table-column">
      <style:table-column-properties fo:break-before="auto" style:column-width="15.993cm"/>
    </style:style>
    <style:style style:name="co35" style:family="table-column">
      <style:table-column-properties fo:break-before="auto" style:column-width="2.265cm"/>
    </style:style>
    <style:style style:name="co36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rotation-align="none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4" table:default-cell-style-name="ce17"/>
        <table:table-column table:style-name="co5" table:default-cell-style-name="ce10"/>
        <table:table-column table:style-name="co6" table:default-cell-style-name="ce22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EZStacking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numpy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pandas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os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gc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itertoo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joblib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matplotlib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warnings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r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math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scipy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scikit-learn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seaborn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Yellow-bricks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sma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1"/>
          <table:table-cell office:value-type="string" calcext:value-type="string">
            <text:p>Stacking y/n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1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2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7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7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1"/>
        </table:named-expressions>
      </table:table>
      <table:table table:name="package" table:style-name="ta3">
        <table:table-column table:style-name="co9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28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28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6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28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4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4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4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0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19" table:default-cell-style-name="ce17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number-columns-repeated="59" table:default-cell-style-name="Default"/>
        <table:table-column table:style-name="co36" table:number-columns-repeated="953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9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cv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kaggle</text:p>
          </table:table-cell>
          <table:table-cell table:style-name="ce19" office:value-type="string" calcext:value-type="string">
            <text:p>title</text:p>
          </table:table-cell>
          <table:table-cell table:style-name="ce19" office:value-type="string" calcext:value-type="string">
            <text:p>text</text:p>
          </table:table-cell>
          <table:table-cell table:style-name="ce19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2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12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12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12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2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12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3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3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 </text:span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"</text:p>
          </table:table-cell>
          <table:table-cell table:number-columns-repeated="1012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df = df.drop(dropped_cols</text:span>, axis=1)"</text:p>
          </table:table-cell>
          <table:table-cell table:number-columns-repeated="1012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12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12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12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12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 "</text:p>
          </table:table-cell>
          <table:table-cell table:number-columns-repeated="1012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 "</text:p>
          </table:table-cell>
          <table:table-cell table:number-columns-repeated="1012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12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12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feature elimination</text:p>
          </table:table-cell>
          <table:table-cell table:style-name="ce13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<text:s/>"</text:p>
          </table:table-cell>
          <table:table-cell table:number-columns-repeated="1012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048368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/</number:text>
      <number:day/>
      <number:text>/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1-21T11:02:58.524000000</dc:date>
    <meta:editing-cycles>597</meta:editing-cycles>
    <meta:editing-duration>P9DT6H43M58S</meta:editing-duration>
    <meta:generator>LibreOffice/7.4.2.3$Windows_X86_64 LibreOffice_project/382eef1f22670f7f4118c8c2dd222ec7ad009daf</meta:generator>
    <meta:document-statistic meta:table-count="4" meta:cell-count="4461" meta:object-count="0"/>
  </office:meta>
</office:document-meta>
</file>